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59.3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Dataset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hm</text:p>
          </table:table-cell>
          <table:table-cell table:style-name="ce1" office:value-type="string" calcext:value-type="string">
            <text:p>50-50</text:p>
          </table:table-cell>
          <table:table-cell office:value-type="string" calcext:value-type="string">
            <text:p>25-75</text:p>
          </table:table-cell>
          <table:table-cell office:value-type="string" calcext:value-type="string">
            <text:p>10-9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ussian Naive Bayes</text:p>
          </table:table-cell>
          <table:table-cell office:value-type="float" office:value="0.71122818571" calcext:value-type="float">
            <text:p>0.7112281857</text:p>
          </table:table-cell>
          <table:table-cell office:value-type="float" office:value="0.720868992758" calcext:value-type="float">
            <text:p>0.7208689928</text:p>
          </table:table-cell>
          <table:table-cell office:value-type="float" office:value="0.713815789474" calcext:value-type="float">
            <text:p>0.7138157895</text:p>
          </table:table-cell>
        </table:table-row>
        <table:table-row table:style-name="ro1">
          <table:table-cell office:value-type="string" calcext:value-type="string">
            <text:p>SVM rbf</text:p>
          </table:table-cell>
          <table:table-cell office:value-type="float" office:value="0.569311820876" calcext:value-type="float">
            <text:p>0.5693118209</text:p>
          </table:table-cell>
          <table:table-cell office:value-type="float" office:value="0.557603686636" calcext:value-type="float">
            <text:p>0.5576036866</text:p>
          </table:table-cell>
          <table:table-cell office:value-type="float" office:value="0.575657894737" calcext:value-type="float">
            <text:p>0.5756578947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float" office:value="0.775436285808" calcext:value-type="float">
            <text:p>0.7754362858</text:p>
          </table:table-cell>
          <table:table-cell office:value-type="float" office:value="0.772218564845" calcext:value-type="float">
            <text:p>0.7722185648</text:p>
          </table:table-cell>
          <table:table-cell office:value-type="float" office:value="0.771381578947" calcext:value-type="float">
            <text:p>0.7713815789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float" office:value="0.838985841291" calcext:value-type="float">
            <text:p>0.8389858413</text:p>
          </table:table-cell>
          <table:table-cell office:value-type="float" office:value="0.839368005267" calcext:value-type="float">
            <text:p>0.8393680053</text:p>
          </table:table-cell>
          <table:table-cell office:value-type="float" office:value="0.840460526316" calcext:value-type="float">
            <text:p>0.8404605263</text:p>
          </table:table-cell>
        </table:table-row>
        <table:table-row table:style-name="ro1">
          <table:table-cell office:value-type="string" calcext:value-type="string">
            <text:p>Adaboost</text:p>
          </table:table-cell>
          <table:table-cell office:value-type="float" office:value="0.844912742838" calcext:value-type="float">
            <text:p>0.8449127428</text:p>
          </table:table-cell>
          <table:table-cell office:value-type="float" office:value="0.853851217907" calcext:value-type="float">
            <text:p>0.8538512179</text:p>
          </table:table-cell>
          <table:table-cell office:value-type="float" office:value="0.840460526316" calcext:value-type="float">
            <text:p>0.8404605263</text:p>
          </table:table-cell>
        </table:table-row>
        <table:table-row table:style-name="ro1">
          <table:table-cell office:value-type="string" calcext:value-type="string">
            <text:p>Bagging Classifier</text:p>
          </table:table-cell>
          <table:table-cell office:value-type="float" office:value="0.844254198222" calcext:value-type="float">
            <text:p>0.8442541982</text:p>
          </table:table-cell>
          <table:table-cell office:value-type="float" office:value="0.848584595128" calcext:value-type="float">
            <text:p>0.8485845951</text:p>
          </table:table-cell>
          <table:table-cell office:value-type="float" office:value="0.848684210526" calcext:value-type="float">
            <text:p>0.8486842105</text:p>
          </table:table-cell>
        </table:table-row>
        <table:table-row table:style-name="ro1">
          <table:table-cell office:value-type="string" calcext:value-type="string">
            <text:p>Extra trees</text:p>
          </table:table-cell>
          <table:table-cell office:value-type="float" office:value="0.80803424432" calcext:value-type="float">
            <text:p>0.8080342443</text:p>
          </table:table-cell>
          <table:table-cell office:value-type="float" office:value="0.812376563529" calcext:value-type="float">
            <text:p>0.8123765635</text:p>
          </table:table-cell>
          <table:table-cell office:value-type="float" office:value="0.838815789474" calcext:value-type="float">
            <text:p>0.8388157895</text:p>
          </table:table-cell>
        </table:table-row>
        <table:table-row table:style-name="ro1">
          <table:table-cell office:value-type="string" calcext:value-type="string">
            <text:p>Gradient boosting</text:p>
          </table:table-cell>
          <table:table-cell office:value-type="float" office:value="0.851498189002" calcext:value-type="float">
            <text:p>0.851498189</text:p>
          </table:table-cell>
          <table:table-cell office:value-type="float" office:value="0.857142857143" calcext:value-type="float">
            <text:p>0.8571428571</text:p>
          </table:table-cell>
          <table:table-cell office:value-type="float" office:value="0.850328947368" calcext:value-type="float">
            <text:p>0.8503289474</text:p>
          </table:table-cell>
        </table:table-row>
        <table:table-row table:style-name="ro1">
          <table:table-cell office:value-type="string" calcext:value-type="string">
            <text:p>kneighbourshybrid</text:p>
          </table:table-cell>
          <table:table-cell office:value-type="float" office:value="0.616397760948" calcext:value-type="float">
            <text:p>0.6163977609</text:p>
          </table:table-cell>
          <table:table-cell office:value-type="float" office:value="0.661619486504" calcext:value-type="float">
            <text:p>0.6616194865</text:p>
          </table:table-cell>
          <table:table-cell office:value-type="float" office:value="0.671052631579" calcext:value-type="float">
            <text:p>0.6710526316</text:p>
          </table:table-cell>
        </table:table-row>
        <table:table-row table:style-name="ro1">
          <table:table-cell office:value-type="string" calcext:value-type="string">
            <text:p>kneighbours</text:p>
          </table:table-cell>
          <table:table-cell office:value-type="float" office:value="0.571945999341" calcext:value-type="float">
            <text:p>0.5719459993</text:p>
          </table:table-cell>
          <table:table-cell office:value-type="float" office:value="0.557603686636" calcext:value-type="float">
            <text:p>0.5576036866</text:p>
          </table:table-cell>
          <table:table-cell office:value-type="float" office:value="0.559210526316" calcext:value-type="float">
            <text:p>0.5592105263</text:p>
          </table:table-cell>
        </table:table-row>
        <table:table-row table:style-name="ro1">
          <table:table-cell office:value-type="string" calcext:value-type="string">
            <text:p>L1 Logistic Regression</text:p>
          </table:table-cell>
          <table:table-cell office:value-type="float" office:value="0.82811985512" calcext:value-type="float">
            <text:p>0.8281198551</text:p>
          </table:table-cell>
          <table:table-cell office:value-type="float" office:value="0.827518104016" calcext:value-type="float">
            <text:p>0.827518104</text:p>
          </table:table-cell>
          <table:table-cell office:value-type="float" office:value="0.805921052632" calcext:value-type="float">
            <text:p>0.8059210526</text:p>
          </table:table-cell>
        </table:table-row>
        <table:table-row table:style-name="ro1">
          <table:table-cell office:value-type="string" calcext:value-type="string">
            <text:p>L2 Logistic Regression</text:p>
          </table:table-cell>
          <table:table-cell office:value-type="float" office:value="0.830095488969" calcext:value-type="float">
            <text:p>0.830095489</text:p>
          </table:table-cell>
          <table:table-cell office:value-type="float" office:value="0.82883475971" calcext:value-type="float">
            <text:p>0.8288347597</text:p>
          </table:table-cell>
          <table:table-cell office:value-type="float" office:value="0.809210526316" calcext:value-type="float">
            <text:p>0.8092105263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Misbehaving Algorit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M polynomial</text:p>
          </table:table-cell>
          <table:table-cell office:value-type="float" office:value="0.826086956522" calcext:value-type="float">
            <text:p>0.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hastic Gradient Descent</text:p>
          </table:table-cell>
          <table:table-cell office:value-type="float" office:value="0.733289430359" calcext:value-type="float">
            <text:p>0.73328943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6:34:48.522929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05:54:18.408284582</meta:creation-date>
    <meta:generator>LibreOffice/5.1.6.2$Linux_X86_64 LibreOffice_project/10m0$Build-2</meta:generator>
    <dc:date>2017-04-25T16:43:07.525977156</dc:date>
    <meta:editing-duration>PT1H12M45S</meta:editing-duration>
    <meta:editing-cycles>35</meta:editing-cycles>
    <meta:document-statistic meta:table-count="1" meta:cell-count="58" meta:object-count="0"/>
  </office:meta>
</office:document-meta>
</file>